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style:style style:name="T1" style:family="text">
      <style:text-properties fo:font-style="italic" style:font-style-asian="italic" style:font-style-complex="italic"/>
    </style:style>
  </office:automatic-styles>
  <office:body>
    <office:text>
      <text:h text:style-name="Heading_20_1" text:outline-level="1">ConTeXt</text:h>
      <text:p text:style-name="Text_20_body">ConTeXt is the smaller of the two notable macro packages in use as of 2010. Developed by the Dutch publishing house Pragma ADE, ConTeXt's scope is at once narrower and more flexible than the vastly more popular LaTeX.</text:p>
      <text:h text:style-name="Heading_20_2" text:outline-level="2">Document classes vs. Environments</text:h>
      <text:p text:style-name="Text_20_body">ConTeXt's name is, like many software projects, a pun. This pun revolves around the concept of <text:span text:style-name="T1">cons</text:span> that features prominently i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style>
    <style:style style:name="Definition_20_Definition_20_Tight" style:display-name="Definition Definition Tight" style:family="paragraph" style:parent-style-name="Standard">
      <style:paragraph-properties fo:margin-left="0.5in" fo:margin-right="0in" fo:margin-top="0in" fo:margin-bottom="0in"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pm1">
      <style:footer>
        <text:p text:style-name="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
    <dc:title/>
    <dc:subject/>
    <meta:creation-date/>
    <dc:date/>
    <meta:editing-cycles/>
    <meta:editing-duration/>
    <meta:user-defined meta:name="Info 1"/>
    <meta:user-defined meta:name="Info 2"/>
    <meta:user-defined meta:name="Info 3"/>
    <meta:user-defined meta:name="Info 4"/>
    <meta:document-statistic meta:table-count="0" meta:image-count="0" meta:object-count="0" meta:page-count="0" meta:paragraph-count="0" meta:word-count="0" meta:character-count="0"/>
  </office:meta>
</office:document-meta>
</file>